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chen und finden mit:<text:line-break/></text:p>
      <text:p text:style-name="P1"/>
      <text:p text:style-name="P1">grep <text:tab/><text:tab/>kennen wir bereits, durchsucht Dateiinhalte<text:line-break/><text:tab/><text:tab/><text:tab/>gut mit Pipes (|) kombinierbar<text:line-break/><text:line-break/>locate<text:tab/><text:tab/>sucht/findet anhand von (vorher indizierten) <text:tab/><text:tab/><text:tab/><text:tab/><text:tab/>Datenbankeinträgen ggf. vorher mit updatedb die <text:tab/><text:tab/><text:tab/>Datenbank aktualisieren<text:line-break/><text:line-break/>find<text:tab/><text:tab/><text:tab/>durchsucht rekursiv<text:line-break/><text:line-break/>whereis<text:tab/><text:tab/>zeigt den Pfad zu Befehlen und Manpages</text:p>
      <text:p text:style-name="P1"/>
      <text:p text:style-name="P1"/>
      <text:p text:style-name="P1">locate<text:tab/><text:tab/>Dateisystem wird regelmäßig indiziert<text:line-break/><text:tab/><text:tab/><text:line-break/><text:tab/><text:tab/><text:tab/>-i – (ignore) Groß- /Kleinschreibung<text:line-break/><text:line-break/>updatedb<text:tab/><text:tab/>erzwingt die Indizierung sofort<text:line-break/><text:line-break/><text:line-break/><text:line-break/>find<text:tab/><text:tab/><text:tab/>-! <text:tab/><text:tab/>invertiert das Suchkriterium<text:line-break/><text:tab/><text:tab/><text:tab/><text:line-break/><text:tab/><text:tab/><text:tab/>-iname<text:tab/>sucht einen Dateinamen<text:line-break/><text:tab/><text:tab/><text:tab/><text:tab/><text:tab/>kennt keine Groß-/ Kleinschreibung<text:line-break/><text:tab/><text:tab/><text:tab/><text:tab/><text:tab/>z.B. find -iname „lieSMich“<text:line-break/><text:tab/><text:tab/><text:tab/><text:tab/><text:tab/>findet liesmich<text:line-break/><text:line-break/><text:tab/><text:tab/><text:tab/>-size<text:tab/><text:tab/>sucht nach Dateigröße</text:p>
      <text:p text:style-name="P1"><text:tab/><text:tab/><text:tab/><text:tab/><text:tab/>k, M, G möglich um Grösse in Kbyte, <text:tab/><text:tab/><text:tab/><text:tab/><text:tab/><text:tab/>MegaByte... anzeigen zu lassen<text:line-break/><text:tab/><text:tab/><text:tab/><text:tab/><text:tab/><text:line-break/><text:tab/><text:tab/><text:tab/><text:tab/><text:tab/>+n<text:tab/>größer als n<text:line-break/><text:tab/><text:tab/><text:tab/><text:tab/><text:tab/> -n<text:tab/>kleiner als n<text:line-break/><text:tab/><text:tab/><text:tab/><text:tab/><text:tab/> <text:s/>n<text:tab/>genau n<text:line-break/><text:line-break/><text:line-break/><text:tab/><text:tab/><text:tab/>-type<text:tab/>Dateityp<text:line-break/><text:tab/><text:tab/><text:tab/><text:tab/><text:tab/>f (file) Datei<text:line-break/><text:tab/><text:tab/><text:tab/><text:tab/><text:tab/>d (directory) Ordner/Verzeichnis<text:line-break/><text:soft-page-break/><text:line-break/>Z.B.: find . -type f -size +500M<text:line-break/><text:tab/>findet Dateien im aktuellen Verzeichnis größer als 500 MB<text:line-break/><text:line-break/><text:tab/>find / -perm -u+s<text:tab/><text:tab/>sucht SUID<text:line-break/><text:line-break/><text:tab/>find / -perm -g+s<text:tab/><text:tab/>sucht SGID<text:line-break/><text:line-break/>whereis hat keine wichtigen Schalter<text:line-break/><text:tab/>zeigt (absoluten) Pfad zu Dateien und deren Manp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6T10:02:13.83</meta:creation-date>
    <dc:date>2020-04-21T12:13:10.05</dc:date>
    <meta:editing-duration>PT1H13M28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2" meta:paragraph-count="4" meta:word-count="150" meta:character-count="1129"/>
  </office:meta>
</office:document-meta>
</file>